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ÉLÈVE – CAPITALISME DE SURVEILLANCE</text:p>
      <text:p text:style-name="P1">Nom : ________________________ <text:s text:c="2"/>Prénom : ________________________ <text:s text:c="2"/>Classe : ________ <text:s text:c="2"/>Date : __________</text:p>
      <text:p text:style-name="P1"/>
      <text:p text:style-name="P1">================================================================================</text:p>
      <text:p text:style-name="P1">PHASE 1 : QUE SAVEZ-VOUS DE MOI ?</text:p>
      <text:p text:style-name="P1">================================================================================</text:p>
      <text:p text:style-name="P1"/>
      <text:p text:style-name="P1">En binôme, listez 5 informations qu'un réseau social pourrait collecter sur vous :</text:p>
      <text:p text:style-name="P1"/>
      <text:p text:style-name="P1">Information<text:tab/>Partagée volontairement ? (O/N)<text:tab/>Comment est-elle collectée ?</text:p>
      <text:p text:style-name="P1">1. _______________________________<text:tab/>☐ Oui ☐ Non<text:tab/>_______________________________</text:p>
      <text:p text:style-name="P1">2. _______________________________<text:tab/>☐ Oui ☐ Non<text:tab/>_______________________________</text:p>
      <text:p text:style-name="P1">3. _______________________________<text:tab/>☐ Oui ☐ Non<text:tab/>_______________________________</text:p>
      <text:p text:style-name="P1">4. _______________________________<text:tab/>☐ Oui ☐ Non<text:tab/>_______________________________</text:p>
      <text:p text:style-name="P1">5. _______________________________<text:tab/>☐ Oui ☐ Non<text:tab/>_______________________________</text:p>
      <text:p text:style-name="P1"/>
      <text:p text:style-name="P1">[Astuce LibreOffice : Sélectionnez le bloc ci-dessus &gt; Menu Tableau &gt; Convertir &gt; Texte en tableau &gt; Séparateur : Tabulation]</text:p>
      <text:p text:style-name="P1"/>
      <text:p text:style-name="P1">================================================================================</text:p>
      <text:p text:style-name="P1">PHASE 2 : LE CYCLE DU CAPITALISME DE SURVEILLANCE</text:p>
      <text:p text:style-name="P1">================================================================================</text:p>
      <text:p text:style-name="P1"/>
      <text:p text:style-name="P1">Complétez le schéma avec les mots suivants :</text:p>
      <text:p text:style-name="P1">PRÉDICTIONS – DONNÉES PERSONNELLES – PUBLICITÉS CIBLÉES – SERVICE "GRATUIT" – ALGORITHMES – ACHETEURS</text:p>
      <text:p text:style-name="P1"/>
      <text:p text:style-name="P1">1. VOUS UTILISEZ UN...</text:p>
      <text:p text:style-name="P1"><text:s text:c="3"/>_______________________________</text:p>
      <text:p text:style-name="P1"><text:s text:c="15"/>│</text:p>
      <text:p text:style-name="P1"><text:s text:c="15"/>▼</text:p>
      <text:p text:style-name="P1">2. VOS ACTIONS SONT ENREGISTRÉES</text:p>
      <text:p text:style-name="P1"><text:s text:c="15"/>│</text:p>
      <text:p text:style-name="P1"><text:s text:c="15"/>▼</text:p>
      <text:p text:style-name="P1">3. DEVIENT UNE MATIÈRE PREMIÈRE GRATUITE</text:p>
      <text:p text:style-name="P1"><text:s text:c="3"/>_______________________________</text:p>
      <text:p text:style-name="P1"><text:s text:c="15"/>│</text:p>
      <text:p text:style-name="P1"><text:s text:c="15"/>▼</text:p>
      <text:p text:style-name="P1">4. TRANSFORMENT EN... DE COMPORTEMENT</text:p>
      <text:p text:style-name="P1"><text:s text:c="3"/>_______________________________</text:p>
      <text:p text:style-name="P1"><text:s text:c="15"/>│</text:p>
      <text:p text:style-name="P1"><text:soft-page-break/><text:s text:c="15"/>▼</text:p>
      <text:p text:style-name="P1">5. SONT VENDUES À... (annonceurs, assureurs)</text:p>
      <text:p text:style-name="P1"><text:s text:c="3"/>_______________________________</text:p>
      <text:p text:style-name="P1"><text:s text:c="15"/>│</text:p>
      <text:p text:style-name="P1"><text:s text:c="15"/>▼</text:p>
      <text:p text:style-name="P1">6. VOUS RECEVEZ DES...</text:p>
      <text:p text:style-name="P1"><text:s text:c="3"/>_______________________________</text:p>
      <text:p text:style-name="P1"/>
      <text:p text:style-name="P1">QUESTION RÉFLEXION :</text:p>
      <text:p text:style-name="P1">Pourquoi Shoshana Zuboff dit-elle que "si c'est gratuit, c'est vous le produit" ?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================================================================================</text:p>
      <text:p text:style-name="P1">PHASE 3 : CARTOGRAPHIE DE MES TRACES NUMÉRIQUES</text:p>
      <text:p text:style-name="P1">================================================================================</text:p>
      <text:p text:style-name="P1"/>
      <text:p text:style-name="P1">Reconstituez une journée type et identifiez vos traces numériques :</text:p>
      <text:p text:style-name="P1"/>
      <text:p text:style-name="P1">Moment de la journée<text:tab/>Activité numérique<text:tab/>Donnée collectée<text:tab/>Qui l'utilise ?<text:tab/>Risque/Avantage</text:p>
      <text:p text:style-name="P1">Matin (ex: réveil)<text:tab/>________________<text:tab/>________________<text:tab/>________________<text:tab/>________________</text:p>
      <text:p text:style-name="P1">Trajet<text:tab/>________________<text:tab/>________________<text:tab/>________________<text:tab/>________________</text:p>
      <text:p text:style-name="P1">Pause déjeuner<text:tab/>________________<text:tab/>________________<text:tab/>________________<text:tab/>________________</text:p>
      <text:p text:style-name="P1">Après-midi (cours)<text:tab/>________________<text:tab/>________________<text:tab/>________________<text:tab/>________________</text:p>
      <text:p text:style-name="P1">Soirée<text:tab/>________________<text:tab/>________________<text:tab/>________________<text:tab/>________________</text:p>
      <text:p text:style-name="P1"/>
      <text:p text:style-name="P1">Bilan : Combien de traces avez-vous identifiées aujourd'hui ? _______</text:p>
      <text:p text:style-name="P1"/>
      <text:p text:style-name="P1">[Astuce LibreOffice : Sélectionnez le bloc ci-dessus &gt; Menu Tableau &gt; Convertir &gt; Texte en tableau &gt; Séparateur : Tabulation]</text:p>
      <text:p text:style-name="P1"/>
      <text:p text:style-name="P1">================================================================================</text:p>
      <text:p text:style-name="P1">PHASE 4 : MES 3 GESTES DE PROTECTION</text:p>
      <text:p text:style-name="P1">================================================================================</text:p>
      <text:p text:style-name="P1"/>
      <text:p text:style-name="P1">Le RGPD (Règlement Général sur la Protection des Données) vous donne des droits :</text:p>
      <text:p text:style-name="P1">•<text:tab/>Droit d'accès à vos données</text:p>
      <text:p text:style-name="P1">•<text:tab/>Droit de rectification</text:p>
      <text:p text:style-name="P1"><text:soft-page-break/>•<text:tab/>Droit à l'oubli (suppression)</text:p>
      <text:p text:style-name="P1">•<text:tab/>Droit à la portabilité</text:p>
      <text:p text:style-name="P1"/>
      <text:p text:style-name="P1">Choisissez 3 gestes concrets à tester cette semaine :</text:p>
      <text:p text:style-name="P1"/>
      <text:p text:style-name="P1">Mon engagement<text:tab/>Quand vais-je le faire ?<text:tab/>Fait ? ✓</text:p>
      <text:p text:style-name="P1">1. _______________________________<text:tab/>_______________________________<text:tab/>☐</text:p>
      <text:p text:style-name="P1"><text:s text:c="3"/>_______________________________<text:tab/><text:tab/></text:p>
      <text:p text:style-name="P1">2. _______________________________<text:tab/>_______________________________<text:tab/>☐</text:p>
      <text:p text:style-name="P1"><text:s text:c="3"/>_______________________________<text:tab/><text:tab/></text:p>
      <text:p text:style-name="P1">3. _______________________________<text:tab/>_______________________________<text:tab/>☐</text:p>
      <text:p text:style-name="P1"><text:s text:c="3"/>_______________________________<text:tab/><text:tab/></text:p>
      <text:p text:style-name="P1"/>
      <text:p text:style-name="P1">Exemples d'actions :</text:p>
      <text:p text:style-name="P1">☐<text:tab/>Désactiver la géolocalisation sur 3 applications</text:p>
      <text:p text:style-name="P1">☐<text:tab/>Changer mon moteur de recherche par Qwant ou DuckDuckGo</text:p>
      <text:p text:style-name="P1">☐<text:tab/>Vérifier les permissions de mes applications</text:p>
      <text:p text:style-name="P1">☐<text:tab/>Lire les conditions d'utilisation d'un réseau social</text:p>
      <text:p text:style-name="P1">☐<text:tab/>Activer la navigation privée</text:p>
      <text:p text:style-name="P1">☐<text:tab/>Autre : ________________________________</text:p>
      <text:p text:style-name="P1"/>
      <text:p text:style-name="P1">================================================================================</text:p>
      <text:p text:style-name="P1">POUR ALLER PLUS LOIN</text:p>
      <text:p text:style-name="P1">================================================================================</text:p>
      <text:p text:style-name="P1"/>
      <text:p text:style-name="P1">Sites ressources :</text:p>
      <text:p text:style-name="P1">•<text:tab/>www.cnil.fr (Commission Nationale de l'Informatique et des Libertés)</text:p>
      <text:p text:style-name="P1">•<text:tab/>www.internet-signalement.gouv.fr</text:p>
      <text:p text:style-name="P1">•<text:tab/>Kit du citoyen numérique : www.cnil.fr/citizencard</text:p>
      <text:p text:style-name="P1"/>
      <text:p text:style-name="P1">À la maison : Testez le jeu Cyber Chronix sur le site de la CNIL !</text:p>
      <text:p text:style-name="P1"/>
      <text:p text:style-name="P1">CE QUE J'AI APPRIS AUJOURD'HUI :</text:p>
      <text:p text:style-name="P1">☐<text:tab/>Je comprends comment mes données sont utilisées</text:p>
      <text:p text:style-name="P1">☐<text:tab/>Je connais mes droits (RGPD)</text:p>
      <text:p text:style-name="P1">☐<text:tab/>Je sais protéger ma vie privée en ligne</text:p>
      <text:p text:style-name="P1">☐<text:tab/>Je vais changer mes habitudes numériques</text:p>
      <text:p text:style-name="P1"/>
      <text:p text:style-name="P1">Une question qui me reste : _________________________________________________</text:p>
      <text:p text:style-name="P1">________________________________________________________________________________</text:p>
      <text:p text:style-name="P1"/>
      <text:p text:style-name="P1">================================================================================</text:p>
      <text:p text:style-name="P1">[PAGE 2 – VERSO]</text:p>
      <text:p text:style-name="P1"><text:soft-page-break/>================================================================================</text:p>
      <text:p text:style-name="P1"/>
      <text:p text:style-name="P1">LEXIQUE</text:p>
      <text:p text:style-name="P1"/>
      <text:p text:style-name="P1">Capitalisme de surveillance : Système économique où les données personnelles sont collectées massivement pour prédire et influencer les comportements, puis revendues.</text:p>
      <text:p text:style-name="P1"/>
      <text:p text:style-name="P1">Données personnelles : Toute information se rapportant à une personne identifiée ou identifiable (nom, photo, localisation, historique de navigation...).</text:p>
      <text:p text:style-name="P1"/>
      <text:p text:style-name="P1">RGPD : Règlement Européen entré en vigueur en 2018 pour protéger les données des citoyens.</text:p>
      <text:p text:style-name="P1"/>
      <text:p text:style-name="P1">Trace numérique : Ensemble des informations laissées lors de l'utilisation d'outils numériques (volontaires ou involontaires).</text:p>
      <text:p text:style-name="P1"/>
      <text:p text:style-name="P1">Algorithme : Programme informatique qui traite des données pour produire un résultat (recommandations, publicités...).</text:p>
      <text:p text:style-name="P1"/>
      <text:p text:style-name="P1">Cookie : Petit fichier texte déposé sur votre appareil pour suivre votre navigation.</text:p>
      <text:p text:style-name="P1"/>
      <text:p text:style-name="P1">--------------------------------------------------------------------------------</text:p>
      <text:p text:style-name="P1"/>
      <text:p text:style-name="P1">QUIZ RAPIDE (5 questions)</text:p>
      <text:p text:style-name="P1"/>
      <text:p text:style-name="P1">1. Qui est le "client" réel de Google ou Facebook ?</text:p>
      <text:p text:style-name="P1">☐ Vous, l'utilisateur<text:tab/><text:tab/>☐ Les annonceurs publicitaires<text:tab/><text:tab/>☐ L'État</text:p>
      <text:p text:style-name="P1"/>
      <text:p text:style-name="P1">2. Quelles sont les traces involontaires ?</text:p>
      <text:p text:style-name="P1">☐ Les photos que je poste<text:tab/><text:tab/>☐ Ma localisation GPS automatique<text:tab/><text:tab/>☐ Mes commentaires</text:p>
      <text:p text:style-name="P1"/>
      <text:p text:style-name="P1">3. Que signifie RGPD ?</text:p>
      <text:p text:style-name="P1">☐ Règlement Général pour la Protection des Données</text:p>
      <text:p text:style-name="P1">☐ Réseau Global de Protection Digitale</text:p>
      <text:p text:style-name="P1">☐ Règlement sur les Géants du Numérique</text:p>
      <text:p text:style-name="P1"/>
      <text:p text:style-name="P1">4. Quel droit ne fait PAS partie du RGPD ?</text:p>
      <text:p text:style-name="P1">☐ Droit à l'oubli<text:tab/><text:tab/>☐ Droit à la portabilité<text:tab/><text:tab/>☐ Droit à la gratuité des services</text:p>
      <text:p text:style-name="P1"/>
      <text:p text:style-name="P1">5. Quel moteur de recherche respecte mieux ma vie privée ?</text:p>
      <text:p text:style-name="P1">☐ Google<text:tab/><text:tab/>☐ Qwant ou DuckDuckGo<text:tab/><text:tab/>☐ Bing</text:p>
      <text:p text:style-name="P1"/>
      <text:p text:style-name="P1">Réponses : 1-b / 2-b / 3-a / 4-c / 5-b</text:p>
      <text:p text:style-name="P1"/>
      <text:p text:style-name="P1">--------------------------------------------------------------------------------</text:p>
      <text:p text:style-name="P1"><text:soft-page-break/></text:p>
      <text:p text:style-name="P1">CHIFFRES CLÉS</text:p>
      <text:p text:style-name="P1"/>
      <text:p text:style-name="P1">•<text:tab/>90% des données mondiales ont été créées ces 2 dernières années</text:p>
      <text:p text:style-name="P1">•<text:tab/>1h30 : temps moyen passé par jour sur les réseaux sociaux (France)</text:p>
      <text:p text:style-name="P1">•<text:tab/>7 000 : nombre de cookies déposés en moyenne lors d'un mois de navigation</text:p>
      <text:p text:style-name="P1">•<text:tab/>2018 : année d'entrée en vigueur du RGPD en Europe</text:p>
      <text:p text:style-name="P1">•<text:tab/>4% : montant maximum des amendes pour non-respect du RGPD (chiffre d'affaires mondial)</text:p>
      <text:p text:style-name="P1"/>
      <text:p text:style-name="P1">--------------------------------------------------------------------------------</text:p>
      <text:p text:style-name="P1"/>
      <text:p text:style-name="P1">STUDY CASE : "L'APPLICATION DE FITNESS"</text:p>
      <text:p text:style-name="P1"/>
      <text:p text:style-name="P1">Situation : Vous téléchargez une application gratuite pour suivre vos courses à pied.</text:p>
      <text:p text:style-name="P1"/>
      <text:p text:style-name="P1">Questions :</text:p>
      <text:p text:style-name="P1"/>
      <text:p text:style-name="P1">1. Quelles données peut-elle collecter ?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2. Pourquoi est-elle "gratuite" ?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3. Quels risques voyez-vous ?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4. Quelles précautions prendre ?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--------------------------------------------------------------------------------</text:p>
      <text:p text:style-name="P1"/>
      <text:p text:style-name="P1">NOTE PERSONNELLE</text:p>
      <text:p text:style-name="P1"/>
      <text:p text:style-name="P1">Une idée qui m'a marqué(e) :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Ce que je vais changer dès ce soir :</text:p>
      <text:p text:style-name="P1">________________________________________________________________________________</text:p>
      <text:p text:style-name="P1">________________________________________________________________________________</text:p>
      <text:p text:style-name="P1"/>
      <text:p text:style-name="P1">--------------------------------------------------------------------------------</text:p>
      <text:p text:style-name="P1"><text:soft-page-break/>*"Dans le capitalisme de surveillance, l'expérience humaine est revendiquée comme matière première gratuite pour se traduire en données comportementales." – Shoshana Zubof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incent Keller</meta:initial-creator>
    <meta:creation-date>2026-04-21T16:58:33.187285042</meta:creation-date>
    <dc:date>2026-04-21T17:02:03.842787786</dc:date>
    <dc:creator>Vincent Keller</dc:creator>
    <meta:editing-duration>PT3M31S</meta:editing-duration>
    <meta:editing-cycles>1</meta:editing-cycles>
    <meta:document-statistic meta:table-count="0" meta:image-count="0" meta:object-count="0" meta:page-count="6" meta:paragraph-count="152" meta:word-count="890" meta:character-count="8885" meta:non-whitespace-character-count="7945"/>
    <meta:generator>LibreOffice/25.2.7.2$Linux_X86_64 LibreOffice_project/5cbfd1ab6520636bb5f7b99185aa69bd7456825d</meta:generator>
  </office:meta>
</office:document-meta>
</file>